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1"/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 style:data-style-name="N37"/>
    <style:style style:name="ce8" style:family="table-cell" style:parent-style-name="Default" style:data-style-name="N104"/>
    <style:style style:name="ce9" style:family="table-cell" style:parent-style-name="Default" style:data-style-name="N40">
      <style:text-properties fo:font-weight="bold" style:font-weight-asian="bold" style:font-weight-complex="bold"/>
    </style:style>
    <style:style style:name="ce10" style:family="table-cell" style:parent-style-name="Default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ower Usage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Electrical Power Measured Home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Meter kWH</text:p>
          </table:table-cell>
          <table:table-cell table:style-name="ce4" office:value-type="string">
            <text:p>Hour</text:p>
          </table:table-cell>
          <table:table-cell table:style-name="ce4" office:value-type="string">
            <text:p>Date</text:p>
          </table:table-cell>
          <table:table-cell table:style-name="ce2" office:value-type="string">
            <text:p>Elapsed H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Average kW</text:p>
          </table:table-cell>
          <table:table-cell table:style-name="ce4" table:number-columns-repeated="6"/>
          <table:table-cell table:style-name="ce2"/>
          <table:table-cell table:style-name="ce4" table:number-columns-repeated="242"/>
        </table:table-row>
        <table:table-row table:style-name="ro2">
          <table:table-cell office:value-type="float" office:value="43495.12">
            <text:p>43495.12</text:p>
          </table:table-cell>
          <table:table-cell table:style-name="ce5" office:value-type="time" office:time-value="PT09H15M00S">
            <text:p>09:15:00</text:p>
          </table:table-cell>
          <table:table-cell table:style-name="ce6" office:value-type="date" office:date-value="2009-08-01">
            <text:p>01/08/09</text:p>
          </table:table-cell>
          <table:table-cell/>
          <table:table-cell table:style-name="ce3" office:value-type="float" office:value="9.15">
            <text:p>9.15</text:p>
          </table:table-cell>
          <table:table-cell table:style-name="ce4"/>
          <table:table-cell>
            <draw:frame table:end-cell-address="'Power Usage'.N18" table:end-x="2.259cm" table:end-y="0.262cm" draw:z-index="0" draw:style-name="gr1" svg:width="17.842cm" svg:height="6.988cm" svg:x="0.224cm" svg:y="0.022cm">
              <draw:object draw:notify-on-update-of-ranges="'Power Usage'.M3:'Power Usage'.M46 'Power Usage'.N3:'Power Usage'.N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5"/>
          <table:table-cell office:value-type="float" office:value="0">
            <text:p>0.00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office:value-type="float" office:value="43496.38">
            <text:p>43496.38</text:p>
          </table:table-cell>
          <table:table-cell table:style-name="ce5" office:value-type="time" office:time-value="PT11H55M00S">
            <text:p>11:55:00</text:p>
          </table:table-cell>
          <table:table-cell table:style-name="ce6" office:value-type="date" office:date-value="2009-08-01">
            <text:p>01/08/09</text:p>
          </table:table-cell>
          <table:table-cell table:formula="of:=(DAY([.C4])-DAY([.C3]))*24+HOUR([.B4])-HOUR([.B3])+(MINUTE([.B4])-MINUTE([.B3]))/60" office:value-type="float" office:value="2.66666666666667">
            <text:p>2.67</text:p>
          </table:table-cell>
          <table:table-cell table:style-name="ce3" table:formula="of:=[.E3]+[.D4]" office:value-type="float" office:value="11.8166666666667">
            <text:p>11.82</text:p>
          </table:table-cell>
          <table:table-cell table:formula="of:=([.A4]-[.A3])/[.D4]" office:value-type="float" office:value="0.472499999998036">
            <text:p>0.47</text:p>
          </table:table-cell>
          <table:table-cell table:number-columns-repeated="6"/>
          <table:table-cell office:value-type="float" office:value="11.82">
            <text:p>11.82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office:value-type="float" office:value="43498">
            <text:p>43498.00</text:p>
          </table:table-cell>
          <table:table-cell table:style-name="ce5" office:value-type="time" office:time-value="PT14H35M00S">
            <text:p>14:35:00</text:p>
          </table:table-cell>
          <table:table-cell table:style-name="ce6" office:value-type="date" office:date-value="2009-08-01">
            <text:p>01/08/09</text:p>
          </table:table-cell>
          <table:table-cell table:formula="of:=(DAY([.C5])-DAY([.C4]))*24+HOUR([.B5])-HOUR([.B4])+(MINUTE([.B5])-MINUTE([.B4]))/60" office:value-type="float" office:value="2.66666666666667">
            <text:p>2.67</text:p>
          </table:table-cell>
          <table:table-cell table:style-name="ce3" table:formula="of:=[.E4]+[.D5]" office:value-type="float" office:value="14.4833333333333">
            <text:p>14.48</text:p>
          </table:table-cell>
          <table:table-cell table:formula="of:=([.A5]-[.A4])/[.D5]" office:value-type="float" office:value="0.607500000000982">
            <text:p>0.61</text:p>
          </table:table-cell>
          <table:table-cell table:number-columns-repeated="6"/>
          <table:table-cell office:value-type="float" office:value="11.82">
            <text:p>11.82</text:p>
          </table:table-cell>
          <table:table-cell office:value-type="float" office:value="0.61">
            <text:p>0.61</text:p>
          </table:table-cell>
          <table:table-cell table:number-columns-repeated="241"/>
        </table:table-row>
        <table:table-row table:style-name="ro2">
          <table:table-cell office:value-type="float" office:value="43500.24">
            <text:p>43500.24</text:p>
          </table:table-cell>
          <table:table-cell table:style-name="ce5" office:value-type="time" office:time-value="PT17H45M00S">
            <text:p>17:45:00</text:p>
          </table:table-cell>
          <table:table-cell table:style-name="ce6" office:value-type="date" office:date-value="2009-08-01">
            <text:p>01/08/09</text:p>
          </table:table-cell>
          <table:table-cell table:formula="of:=(DAY([.C6])-DAY([.C5]))*24+HOUR([.B6])-HOUR([.B5])+(MINUTE([.B6])-MINUTE([.B5]))/60" office:value-type="float" office:value="3.16666666666667">
            <text:p>3.17</text:p>
          </table:table-cell>
          <table:table-cell table:style-name="ce3" table:formula="of:=[.E5]+[.D6]" office:value-type="float" office:value="17.65">
            <text:p>17.65</text:p>
          </table:table-cell>
          <table:table-cell table:formula="of:=([.A6]-[.A5])/[.D6]" office:value-type="float" office:value="0.707368421051988">
            <text:p>0.71</text:p>
          </table:table-cell>
          <table:table-cell table:number-columns-repeated="6"/>
          <table:table-cell office:value-type="float" office:value="14.48">
            <text:p>14.48</text:p>
          </table:table-cell>
          <table:table-cell office:value-type="float" office:value="0.61">
            <text:p>0.61</text:p>
          </table:table-cell>
          <table:table-cell table:number-columns-repeated="241"/>
        </table:table-row>
        <table:table-row table:style-name="ro2">
          <table:table-cell office:value-type="float" office:value="43503.04">
            <text:p>43503.04</text:p>
          </table:table-cell>
          <table:table-cell table:style-name="ce5" office:value-type="time" office:time-value="PT23H45M00S">
            <text:p>23:45:00</text:p>
          </table:table-cell>
          <table:table-cell table:style-name="ce6" office:value-type="date" office:date-value="2009-08-01">
            <text:p>01/08/09</text:p>
          </table:table-cell>
          <table:table-cell table:formula="of:=(DAY([.C7])-DAY([.C6]))*24+HOUR([.B7])-HOUR([.B6])+(MINUTE([.B7])-MINUTE([.B6]))/60" office:value-type="float" office:value="6">
            <text:p>6.00</text:p>
          </table:table-cell>
          <table:table-cell table:style-name="ce3" table:formula="of:=[.E6]+[.D7]" office:value-type="float" office:value="23.65">
            <text:p>23.65</text:p>
          </table:table-cell>
          <table:table-cell table:formula="of:=([.A7]-[.A6])/[.D7]" office:value-type="float" office:value="0.466666666667152">
            <text:p>0.47</text:p>
          </table:table-cell>
          <table:table-cell table:number-columns-repeated="6"/>
          <table:table-cell office:value-type="float" office:value="14.48">
            <text:p>14.48</text:p>
          </table:table-cell>
          <table:table-cell office:value-type="float" office:value="0.71">
            <text:p>0.71</text:p>
          </table:table-cell>
          <table:table-cell table:number-columns-repeated="241"/>
        </table:table-row>
        <table:table-row table:style-name="ro2">
          <table:table-cell office:value-type="float" office:value="43505.12">
            <text:p>43505.12</text:p>
          </table:table-cell>
          <table:table-cell table:style-name="ce5" office:value-type="time" office:time-value="PT06H50M00S">
            <text:p>06:50:00</text:p>
          </table:table-cell>
          <table:table-cell table:style-name="ce7" office:value-type="date" office:date-value="2009-08-02">
            <text:p>02/08/09</text:p>
          </table:table-cell>
          <table:table-cell table:formula="of:=(DAY([.C8])-DAY([.C7]))*24+HOUR([.B8])-HOUR([.B7])+(MINUTE([.B8])-MINUTE([.B7]))/60" office:value-type="float" office:value="7.08333333333333">
            <text:p>7.08</text:p>
          </table:table-cell>
          <table:table-cell table:style-name="ce3" table:formula="of:=[.E7]+[.D8]" office:value-type="float" office:value="30.7333333333333">
            <text:p>30.73</text:p>
          </table:table-cell>
          <table:table-cell table:formula="of:=([.A8]-[.A7])/[.D8]" office:value-type="float" office:value="0.293647058823776">
            <text:p>0.29</text:p>
          </table:table-cell>
          <table:table-cell table:number-columns-repeated="6"/>
          <table:table-cell office:value-type="float" office:value="17.65">
            <text:p>17.65</text:p>
          </table:table-cell>
          <table:table-cell office:value-type="float" office:value="0.71">
            <text:p>0.71</text:p>
          </table:table-cell>
          <table:table-cell table:number-columns-repeated="241"/>
        </table:table-row>
        <table:table-row table:style-name="ro2">
          <table:table-cell office:value-type="float" office:value="43505.73">
            <text:p>43505.73</text:p>
          </table:table-cell>
          <table:table-cell table:style-name="ce5" office:value-type="time" office:time-value="PT09H05M00S">
            <text:p>09:05:00</text:p>
          </table:table-cell>
          <table:table-cell table:style-name="ce7" office:value-type="date" office:date-value="2009-08-02">
            <text:p>02/08/09</text:p>
          </table:table-cell>
          <table:table-cell table:formula="of:=(DAY([.C9])-DAY([.C8]))*24+HOUR([.B9])-HOUR([.B8])+(MINUTE([.B9])-MINUTE([.B8]))/60" office:value-type="float" office:value="2.25">
            <text:p>2.25</text:p>
          </table:table-cell>
          <table:table-cell table:style-name="ce3" table:formula="of:=[.E8]+[.D9]" office:value-type="float" office:value="32.9833333333333">
            <text:p>32.98</text:p>
          </table:table-cell>
          <table:table-cell table:formula="of:=([.A9]-[.A8])/[.D9]" office:value-type="float" office:value="0.27111111111137">
            <text:p>0.27</text:p>
          </table:table-cell>
          <table:table-cell table:number-columns-repeated="6"/>
          <table:table-cell office:value-type="float" office:value="17.65">
            <text:p>17.65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office:value-type="float" office:value="43508.4">
            <text:p>43508.40</text:p>
          </table:table-cell>
          <table:table-cell table:style-name="ce5" office:value-type="time" office:time-value="PT16H05M00S">
            <text:p>16:05:00</text:p>
          </table:table-cell>
          <table:table-cell table:style-name="ce7" office:value-type="date" office:date-value="2009-08-02">
            <text:p>02/08/09</text:p>
          </table:table-cell>
          <table:table-cell table:formula="of:=(DAY([.C10])-DAY([.C9]))*24+HOUR([.B10])-HOUR([.B9])+(MINUTE([.B10])-MINUTE([.B9]))/60" office:value-type="float" office:value="7">
            <text:p>7.00</text:p>
          </table:table-cell>
          <table:table-cell table:style-name="ce3" table:formula="of:=[.E9]+[.D10]" office:value-type="float" office:value="39.9833333333333">
            <text:p>39.98</text:p>
          </table:table-cell>
          <table:table-cell table:formula="of:=([.A10]-[.A9])/[.D10]" office:value-type="float" office:value="0.381428571428322">
            <text:p>0.38</text:p>
          </table:table-cell>
          <table:table-cell table:number-columns-repeated="6"/>
          <table:table-cell office:value-type="float" office:value="23.65">
            <text:p>23.65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office:value-type="float" office:value="43509.1">
            <text:p>43509.10</text:p>
          </table:table-cell>
          <table:table-cell table:style-name="ce5" office:value-type="time" office:time-value="PT18H20M00S">
            <text:p>18:20:00</text:p>
          </table:table-cell>
          <table:table-cell table:style-name="ce7" office:value-type="date" office:date-value="2009-08-02">
            <text:p>02/08/09</text:p>
          </table:table-cell>
          <table:table-cell table:formula="of:=(DAY([.C11])-DAY([.C10]))*24+HOUR([.B11])-HOUR([.B10])+(MINUTE([.B11])-MINUTE([.B10]))/60" office:value-type="float" office:value="2.25">
            <text:p>2.25</text:p>
          </table:table-cell>
          <table:table-cell table:style-name="ce3" table:formula="of:=[.E10]+[.D11]" office:value-type="float" office:value="42.2333333333333">
            <text:p>42.23</text:p>
          </table:table-cell>
          <table:table-cell table:formula="of:=([.A11]-[.A10])/[.D11]" office:value-type="float" office:value="0.311111111109818">
            <text:p>0.31</text:p>
          </table:table-cell>
          <table:table-cell table:number-columns-repeated="6"/>
          <table:table-cell office:value-type="float" office:value="23.65">
            <text:p>23.65</text:p>
          </table:table-cell>
          <table:table-cell office:value-type="float" office:value="0.29">
            <text:p>0.29</text:p>
          </table:table-cell>
          <table:table-cell table:number-columns-repeated="241"/>
        </table:table-row>
        <table:table-row table:style-name="ro2">
          <table:table-cell office:value-type="float" office:value="43510.17">
            <text:p>43510.17</text:p>
          </table:table-cell>
          <table:table-cell table:style-name="ce5" office:value-type="time" office:time-value="PT19H57M00S">
            <text:p>19:57:00</text:p>
          </table:table-cell>
          <table:table-cell table:style-name="ce7" office:value-type="date" office:date-value="2009-08-02">
            <text:p>02/08/09</text:p>
          </table:table-cell>
          <table:table-cell table:formula="of:=(DAY([.C12])-DAY([.C11]))*24+HOUR([.B12])-HOUR([.B11])+(MINUTE([.B12])-MINUTE([.B11]))/60" office:value-type="float" office:value="1.61666666666667">
            <text:p>1.62</text:p>
          </table:table-cell>
          <table:table-cell table:style-name="ce3" table:formula="of:=[.E11]+[.D12]" office:value-type="float" office:value="43.85">
            <text:p>43.85</text:p>
          </table:table-cell>
          <table:table-cell table:formula="of:=([.A12]-[.A11])/[.D12]" office:value-type="float" office:value="0.661855670102913">
            <text:p>0.66</text:p>
          </table:table-cell>
          <table:table-cell table:number-columns-repeated="6"/>
          <table:table-cell office:value-type="float" office:value="30.73">
            <text:p>30.73</text:p>
          </table:table-cell>
          <table:table-cell office:value-type="float" office:value="0.29">
            <text:p>0.29</text:p>
          </table:table-cell>
          <table:table-cell table:number-columns-repeated="241"/>
        </table:table-row>
        <table:table-row table:style-name="ro2">
          <table:table-cell office:value-type="float" office:value="43511.94">
            <text:p>43511.94</text:p>
          </table:table-cell>
          <table:table-cell table:style-name="ce5" office:value-type="time" office:time-value="PT23H35M00S">
            <text:p>23:35:00</text:p>
          </table:table-cell>
          <table:table-cell table:style-name="ce7" office:value-type="date" office:date-value="2009-08-02">
            <text:p>02/08/09</text:p>
          </table:table-cell>
          <table:table-cell table:formula="of:=(DAY([.C13])-DAY([.C12]))*24+HOUR([.B13])-HOUR([.B12])+(MINUTE([.B13])-MINUTE([.B12]))/60" office:value-type="float" office:value="3.63333333333333">
            <text:p>3.63</text:p>
          </table:table-cell>
          <table:table-cell table:style-name="ce3" table:formula="of:=[.E12]+[.D13]" office:value-type="float" office:value="47.4833333333333">
            <text:p>47.48</text:p>
          </table:table-cell>
          <table:table-cell table:formula="of:=([.A13]-[.A12])/[.D13]" office:value-type="float" office:value="0.487155963303874">
            <text:p>0.49</text:p>
          </table:table-cell>
          <table:table-cell table:number-columns-repeated="6"/>
          <table:table-cell office:value-type="float" office:value="30.73">
            <text:p>30.73</text:p>
          </table:table-cell>
          <table:table-cell office:value-type="float" office:value="0.27">
            <text:p>0.27</text:p>
          </table:table-cell>
          <table:table-cell table:number-columns-repeated="241"/>
        </table:table-row>
        <table:table-row table:style-name="ro2">
          <table:table-cell office:value-type="float" office:value="43513.64">
            <text:p>43513.64</text:p>
          </table:table-cell>
          <table:table-cell table:style-name="ce5" office:value-type="time" office:time-value="PT06H03M00S">
            <text:p>06:03:00</text:p>
          </table:table-cell>
          <table:table-cell table:style-name="ce7" office:value-type="date" office:date-value="2009-08-03">
            <text:p>03/08/09</text:p>
          </table:table-cell>
          <table:table-cell table:formula="of:=(DAY([.C14])-DAY([.C13]))*24+HOUR([.B14])-HOUR([.B13])+(MINUTE([.B14])-MINUTE([.B13]))/60" office:value-type="float" office:value="6.46666666666667">
            <text:p>6.47</text:p>
          </table:table-cell>
          <table:table-cell table:style-name="ce3" table:formula="of:=[.E13]+[.D14]" office:value-type="float" office:value="53.95">
            <text:p>53.95</text:p>
          </table:table-cell>
          <table:table-cell table:formula="of:=([.A14]-[.A13])/[.D14]" office:value-type="float" office:value="0.262886597937694">
            <text:p>0.26</text:p>
          </table:table-cell>
          <table:table-cell table:number-columns-repeated="6"/>
          <table:table-cell office:value-type="float" office:value="32.98">
            <text:p>32.98</text:p>
          </table:table-cell>
          <table:table-cell office:value-type="float" office:value="0.27">
            <text:p>0.27</text:p>
          </table:table-cell>
          <table:table-cell table:number-columns-repeated="241"/>
        </table:table-row>
        <table:table-row table:style-name="ro2">
          <table:table-cell office:value-type="float" office:value="43514.98">
            <text:p>43514.98</text:p>
          </table:table-cell>
          <table:table-cell table:style-name="ce5" office:value-type="time" office:time-value="PT10H10M00S">
            <text:p>10:10:00</text:p>
          </table:table-cell>
          <table:table-cell table:style-name="ce7" office:value-type="date" office:date-value="2009-08-03">
            <text:p>03/08/09</text:p>
          </table:table-cell>
          <table:table-cell table:formula="of:=(DAY([.C15])-DAY([.C14]))*24+HOUR([.B15])-HOUR([.B14])+(MINUTE([.B15])-MINUTE([.B14]))/60" office:value-type="float" office:value="4.11666666666667">
            <text:p>4.12</text:p>
          </table:table-cell>
          <table:table-cell table:style-name="ce3" table:formula="of:=[.E14]+[.D15]" office:value-type="float" office:value="58.0666666666667">
            <text:p>58.07</text:p>
          </table:table-cell>
          <table:table-cell table:formula="of:=([.A15]-[.A14])/[.D15]" office:value-type="float" office:value="0.325506072875413">
            <text:p>0.33</text:p>
          </table:table-cell>
          <table:table-cell table:number-columns-repeated="6"/>
          <table:table-cell office:value-type="float" office:value="32.98">
            <text:p>32.98</text:p>
          </table:table-cell>
          <table:table-cell office:value-type="float" office:value="0.38">
            <text:p>0.38</text:p>
          </table:table-cell>
          <table:table-cell table:number-columns-repeated="241"/>
        </table:table-row>
        <table:table-row table:style-name="ro2">
          <table:table-cell office:value-type="float" office:value="43515.56">
            <text:p>43515.56</text:p>
          </table:table-cell>
          <table:table-cell table:style-name="ce5" office:value-type="time" office:time-value="PT12H02M00S">
            <text:p>12:02:00</text:p>
          </table:table-cell>
          <table:table-cell table:style-name="ce7" office:value-type="date" office:date-value="2009-08-03">
            <text:p>03/08/09</text:p>
          </table:table-cell>
          <table:table-cell table:formula="of:=(DAY([.C16])-DAY([.C15]))*24+HOUR([.B16])-HOUR([.B15])+(MINUTE([.B16])-MINUTE([.B15]))/60" office:value-type="float" office:value="1.86666666666667">
            <text:p>1.87</text:p>
          </table:table-cell>
          <table:table-cell table:style-name="ce3" table:formula="of:=[.E15]+[.D16]" office:value-type="float" office:value="59.9333333333333">
            <text:p>59.93</text:p>
          </table:table-cell>
          <table:table-cell table:formula="of:=([.A16]-[.A15])/[.D16]" office:value-type="float" office:value="0.310714285711323">
            <text:p>0.31</text:p>
          </table:table-cell>
          <table:table-cell table:number-columns-repeated="6"/>
          <table:table-cell office:value-type="float" office:value="39.98">
            <text:p>39.98</text:p>
          </table:table-cell>
          <table:table-cell office:value-type="float" office:value="0.38">
            <text:p>0.38</text:p>
          </table:table-cell>
          <table:table-cell table:number-columns-repeated="241"/>
        </table:table-row>
        <table:table-row table:style-name="ro2">
          <table:table-cell office:value-type="float" office:value="43516.6">
            <text:p>43516.60</text:p>
          </table:table-cell>
          <table:table-cell table:style-name="ce5" office:value-type="time" office:time-value="PT15H18M00S">
            <text:p>15:18:00</text:p>
          </table:table-cell>
          <table:table-cell table:style-name="ce7" office:value-type="date" office:date-value="2009-08-03">
            <text:p>03/08/09</text:p>
          </table:table-cell>
          <table:table-cell table:formula="of:=(DAY([.C17])-DAY([.C16]))*24+HOUR([.B17])-HOUR([.B16])+(MINUTE([.B17])-MINUTE([.B16]))/60" office:value-type="float" office:value="3.26666666666667">
            <text:p>3.27</text:p>
          </table:table-cell>
          <table:table-cell table:style-name="ce3" table:formula="of:=[.E16]+[.D17]" office:value-type="float" office:value="63.2">
            <text:p>63.20</text:p>
          </table:table-cell>
          <table:table-cell table:formula="of:=([.A17]-[.A16])/[.D17]" office:value-type="float" office:value="0.318367346939043">
            <text:p>0.32</text:p>
          </table:table-cell>
          <table:table-cell table:number-columns-repeated="6"/>
          <table:table-cell office:value-type="float" office:value="39.98">
            <text:p>39.98</text:p>
          </table:table-cell>
          <table:table-cell office:value-type="float" office:value="0.31">
            <text:p>0.31</text:p>
          </table:table-cell>
          <table:table-cell table:number-columns-repeated="241"/>
        </table:table-row>
        <table:table-row table:style-name="ro2">
          <table:table-cell office:value-type="float" office:value="43517.23">
            <text:p>43517.23</text:p>
          </table:table-cell>
          <table:table-cell table:style-name="ce5" office:value-type="time" office:time-value="PT16H45M00S">
            <text:p>16:45:00</text:p>
          </table:table-cell>
          <table:table-cell table:style-name="ce7" office:value-type="date" office:date-value="2009-08-03">
            <text:p>03/08/09</text:p>
          </table:table-cell>
          <table:table-cell table:formula="of:=(DAY([.C18])-DAY([.C17]))*24+HOUR([.B18])-HOUR([.B17])+(MINUTE([.B18])-MINUTE([.B17]))/60" office:value-type="float" office:value="1.45">
            <text:p>1.45</text:p>
          </table:table-cell>
          <table:table-cell table:style-name="ce3" table:formula="of:=[.E17]+[.D18]" office:value-type="float" office:value="64.65">
            <text:p>64.65</text:p>
          </table:table-cell>
          <table:table-cell table:formula="of:=([.A18]-[.A17])/[.D18]" office:value-type="float" office:value="0.434482758623901">
            <text:p>0.43</text:p>
          </table:table-cell>
          <table:table-cell table:number-columns-repeated="6"/>
          <table:table-cell office:value-type="float" office:value="42.23">
            <text:p>42.23</text:p>
          </table:table-cell>
          <table:table-cell office:value-type="float" office:value="0.31">
            <text:p>0.31</text:p>
          </table:table-cell>
          <table:table-cell table:number-columns-repeated="241"/>
        </table:table-row>
        <table:table-row table:style-name="ro2">
          <table:table-cell office:value-type="float" office:value="43520.72">
            <text:p>43520.72</text:p>
          </table:table-cell>
          <table:table-cell table:style-name="ce5" office:value-type="time" office:time-value="PT00H26M00S">
            <text:p>00:26:00</text:p>
          </table:table-cell>
          <table:table-cell table:style-name="ce7" office:value-type="date" office:date-value="2009-08-04">
            <text:p>04/08/09</text:p>
          </table:table-cell>
          <table:table-cell table:formula="of:=(DAY([.C19])-DAY([.C18]))*24+HOUR([.B19])-HOUR([.B18])+(MINUTE([.B19])-MINUTE([.B18]))/60" office:value-type="float" office:value="7.68333333333333">
            <text:p>7.68</text:p>
          </table:table-cell>
          <table:table-cell table:style-name="ce3" table:formula="of:=[.E18]+[.D19]" office:value-type="float" office:value="72.3333333333333">
            <text:p>72.33</text:p>
          </table:table-cell>
          <table:table-cell table:formula="of:=([.A19]-[.A18])/[.D19]" office:value-type="float" office:value="0.454229934923813">
            <text:p>0.45</text:p>
          </table:table-cell>
          <table:table-cell table:number-columns-repeated="6"/>
          <table:table-cell office:value-type="float" office:value="42.23">
            <text:p>42.23</text:p>
          </table:table-cell>
          <table:table-cell office:value-type="float" office:value="0.66">
            <text:p>0.66</text:p>
          </table:table-cell>
          <table:table-cell table:number-columns-repeated="241"/>
        </table:table-row>
        <table:table-row table:style-name="ro2">
          <table:table-cell office:value-type="float" office:value="43522.64">
            <text:p>43522.64</text:p>
          </table:table-cell>
          <table:table-cell table:style-name="ce5" office:value-type="time" office:time-value="PT07H00M00S">
            <text:p>07:00:00</text:p>
          </table:table-cell>
          <table:table-cell table:style-name="ce7" office:value-type="date" office:date-value="2009-08-04">
            <text:p>04/08/09</text:p>
          </table:table-cell>
          <table:table-cell table:formula="of:=(DAY([.C20])-DAY([.C19]))*24+HOUR([.B20])-HOUR([.B19])+(MINUTE([.B20])-MINUTE([.B19]))/60" office:value-type="float" office:value="6.56666666666667">
            <text:p>6.57</text:p>
          </table:table-cell>
          <table:table-cell table:style-name="ce3" table:formula="of:=[.E19]+[.D20]" office:value-type="float" office:value="78.9">
            <text:p>78.90</text:p>
          </table:table-cell>
          <table:table-cell table:formula="of:=([.A20]-[.A19])/[.D20]" office:value-type="float" office:value="0.292385786801765">
            <text:p>0.29</text:p>
          </table:table-cell>
          <table:table-cell table:number-columns-repeated="6"/>
          <table:table-cell office:value-type="float" office:value="43.85">
            <text:p>43.85</text:p>
          </table:table-cell>
          <table:table-cell office:value-type="float" office:value="0.66">
            <text:p>0.66</text:p>
          </table:table-cell>
          <table:table-cell table:number-columns-repeated="241"/>
        </table:table-row>
        <table:table-row table:style-name="ro2">
          <table:table-cell office:value-type="float" office:value="43524.65">
            <text:p>43524.65</text:p>
          </table:table-cell>
          <table:table-cell table:style-name="ce5" office:value-type="time" office:time-value="PT10H43M00S">
            <text:p>10:43:00</text:p>
          </table:table-cell>
          <table:table-cell table:style-name="ce7" office:value-type="date" office:date-value="2009-08-04">
            <text:p>04/08/09</text:p>
          </table:table-cell>
          <table:table-cell table:formula="of:=(DAY([.C21])-DAY([.C20]))*24+HOUR([.B21])-HOUR([.B20])+(MINUTE([.B21])-MINUTE([.B20]))/60" office:value-type="float" office:value="3.71666666666667">
            <text:p>3.72</text:p>
          </table:table-cell>
          <table:table-cell table:style-name="ce3" table:formula="of:=[.E20]+[.D21]" office:value-type="float" office:value="82.6166666666667">
            <text:p>82.62</text:p>
          </table:table-cell>
          <table:table-cell table:formula="of:=([.A21]-[.A20])/[.D21]" office:value-type="float" office:value="0.540807174888441">
            <text:p>0.54</text:p>
          </table:table-cell>
          <table:table-cell table:number-columns-repeated="6"/>
          <table:table-cell office:value-type="float" office:value="43.85">
            <text:p>43.85</text:p>
          </table:table-cell>
          <table:table-cell office:value-type="float" office:value="0.49">
            <text:p>0.49</text:p>
          </table:table-cell>
          <table:table-cell table:number-columns-repeated="241"/>
        </table:table-row>
        <table:table-row table:style-name="ro2">
          <table:table-cell office:value-type="float" office:value="43527.25">
            <text:p>43527.25</text:p>
          </table:table-cell>
          <table:table-cell table:style-name="ce5" office:value-type="time" office:time-value="PT18H06M00S">
            <text:p>18:06:00</text:p>
          </table:table-cell>
          <table:table-cell table:style-name="ce7" office:value-type="date" office:date-value="2009-08-04">
            <text:p>04/08/09</text:p>
          </table:table-cell>
          <table:table-cell table:formula="of:=(DAY([.C22])-DAY([.C21]))*24+HOUR([.B22])-HOUR([.B21])+(MINUTE([.B22])-MINUTE([.B21]))/60" office:value-type="float" office:value="7.38333333333333">
            <text:p>7.38</text:p>
          </table:table-cell>
          <table:table-cell table:style-name="ce3" table:formula="of:=[.E21]+[.D22]" office:value-type="float" office:value="90">
            <text:p>90.00</text:p>
          </table:table-cell>
          <table:table-cell table:formula="of:=([.A22]-[.A21])/[.D22]" office:value-type="float" office:value="0.352144469525762">
            <text:p>0.35</text:p>
          </table:table-cell>
          <table:table-cell table:number-columns-repeated="6"/>
          <table:table-cell office:value-type="float" office:value="47.48">
            <text:p>47.48</text:p>
          </table:table-cell>
          <table:table-cell office:value-type="float" office:value="0.49">
            <text:p>0.49</text:p>
          </table:table-cell>
          <table:table-cell table:number-columns-repeated="241"/>
        </table:table-row>
        <table:table-row table:style-name="ro2">
          <table:table-cell office:value-type="float" office:value="43528.86">
            <text:p>43528.86</text:p>
          </table:table-cell>
          <table:table-cell table:style-name="ce5" office:value-type="time" office:time-value="PT21H31M00S">
            <text:p>21:31:00</text:p>
          </table:table-cell>
          <table:table-cell table:style-name="ce7" office:value-type="date" office:date-value="2009-08-04">
            <text:p>04/08/09</text:p>
          </table:table-cell>
          <table:table-cell table:formula="of:=(DAY([.C23])-DAY([.C22]))*24+HOUR([.B23])-HOUR([.B22])+(MINUTE([.B23])-MINUTE([.B22]))/60" office:value-type="float" office:value="3.41666666666667">
            <text:p>3.42</text:p>
          </table:table-cell>
          <table:table-cell table:style-name="ce3" table:formula="of:=[.E22]+[.D23]" office:value-type="float" office:value="93.4166666666667">
            <text:p>93.42</text:p>
          </table:table-cell>
          <table:table-cell table:formula="of:=([.A23]-[.A22])/[.D23]" office:value-type="float" office:value="0.471219512195292">
            <text:p>0.47</text:p>
          </table:table-cell>
          <table:table-cell table:number-columns-repeated="6"/>
          <table:table-cell office:value-type="float" office:value="47.48">
            <text:p>47.48</text:p>
          </table:table-cell>
          <table:table-cell office:value-type="float" office:value="0.26">
            <text:p>0.26</text:p>
          </table:table-cell>
          <table:table-cell table:number-columns-repeated="241"/>
        </table:table-row>
        <table:table-row table:style-name="ro2">
          <table:table-cell office:value-type="float" office:value="43531.18">
            <text:p>43531.18</text:p>
          </table:table-cell>
          <table:table-cell table:style-name="ce5" office:value-type="time" office:time-value="PT06H17M00S">
            <text:p>06:17:00</text:p>
          </table:table-cell>
          <table:table-cell table:style-name="ce7" office:value-type="date" office:date-value="2009-08-05">
            <text:p>05/08/09</text:p>
          </table:table-cell>
          <table:table-cell table:formula="of:=(DAY([.C24])-DAY([.C23]))*24+HOUR([.B24])-HOUR([.B23])+(MINUTE([.B24])-MINUTE([.B23]))/60" office:value-type="float" office:value="8.76666666666667">
            <text:p>8.77</text:p>
          </table:table-cell>
          <table:table-cell table:style-name="ce3" table:formula="of:=[.E23]+[.D24]" office:value-type="float" office:value="102.183333333333">
            <text:p>102.18</text:p>
          </table:table-cell>
          <table:table-cell table:formula="of:=([.A24]-[.A23])/[.D24]" office:value-type="float" office:value="0.264638783269929">
            <text:p>0.26</text:p>
          </table:table-cell>
          <table:table-cell table:number-columns-repeated="6"/>
          <table:table-cell office:value-type="float" office:value="53.95">
            <text:p>53.95</text:p>
          </table:table-cell>
          <table:table-cell office:value-type="float" office:value="0.26">
            <text:p>0.26</text:p>
          </table:table-cell>
          <table:table-cell table:number-columns-repeated="241"/>
        </table:table-row>
        <table:table-row table:style-name="ro2">
          <table:table-cell office:value-type="float" office:value="43536.08">
            <text:p>43536.08</text:p>
          </table:table-cell>
          <table:table-cell table:style-name="ce5" office:value-type="time" office:time-value="PT18H05M00S">
            <text:p>18:05:00</text:p>
          </table:table-cell>
          <table:table-cell table:style-name="ce7" office:value-type="date" office:date-value="2009-08-05">
            <text:p>05/08/09</text:p>
          </table:table-cell>
          <table:table-cell table:formula="of:=(DAY([.C25])-DAY([.C24]))*24+HOUR([.B25])-HOUR([.B24])+(MINUTE([.B25])-MINUTE([.B24]))/60" office:value-type="float" office:value="11.8">
            <text:p>11.80</text:p>
          </table:table-cell>
          <table:table-cell table:style-name="ce3" table:formula="of:=[.E24]+[.D25]" office:value-type="float" office:value="113.983333333333">
            <text:p>113.98</text:p>
          </table:table-cell>
          <table:table-cell table:formula="of:=([.A25]-[.A24])/[.D25]" office:value-type="float" office:value="0.415254237288259">
            <text:p>0.42</text:p>
          </table:table-cell>
          <table:table-cell table:number-columns-repeated="6"/>
          <table:table-cell office:value-type="float" office:value="53.95">
            <text:p>53.95</text:p>
          </table:table-cell>
          <table:table-cell office:value-type="float" office:value="0.33">
            <text:p>0.3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58.07">
            <text:p>58.07</text:p>
          </table:table-cell>
          <table:table-cell office:value-type="float" office:value="0.33">
            <text:p>0.3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58.07">
            <text:p>58.07</text:p>
          </table:table-cell>
          <table:table-cell office:value-type="float" office:value="0.31">
            <text:p>0.31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59.93">
            <text:p>59.93</text:p>
          </table:table-cell>
          <table:table-cell office:value-type="float" office:value="0.31">
            <text:p>0.31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59.93">
            <text:p>59.93</text:p>
          </table:table-cell>
          <table:table-cell office:value-type="float" office:value="0.32">
            <text:p>0.32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63.2">
            <text:p>63.20</text:p>
          </table:table-cell>
          <table:table-cell office:value-type="float" office:value="0.32">
            <text:p>0.32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63.2">
            <text:p>63.20</text:p>
          </table:table-cell>
          <table:table-cell office:value-type="float" office:value="0.43">
            <text:p>0.4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64.65">
            <text:p>64.65</text:p>
          </table:table-cell>
          <table:table-cell office:value-type="float" office:value="0.43">
            <text:p>0.4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64.65">
            <text:p>64.65</text:p>
          </table:table-cell>
          <table:table-cell office:value-type="float" office:value="0.45">
            <text:p>0.45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72.33">
            <text:p>72.33</text:p>
          </table:table-cell>
          <table:table-cell office:value-type="float" office:value="0.45">
            <text:p>0.45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72.33">
            <text:p>72.33</text:p>
          </table:table-cell>
          <table:table-cell office:value-type="float" office:value="0.29">
            <text:p>0.29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>
            <text:p>09:15:00</text:p>
          </table:table-cell>
          <table:table-cell table:number-columns-repeated="10"/>
          <table:table-cell office:value-type="float" office:value="78.9">
            <text:p>78.90</text:p>
          </table:table-cell>
          <table:table-cell office:value-type="float" office:value="0.29">
            <text:p>0.29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78.9">
            <text:p>78.90</text:p>
          </table:table-cell>
          <table:table-cell office:value-type="float" office:value="0.54">
            <text:p>0.54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82.62">
            <text:p>82.62</text:p>
          </table:table-cell>
          <table:table-cell office:value-type="float" office:value="0.54">
            <text:p>0.54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82.62">
            <text:p>82.62</text:p>
          </table:table-cell>
          <table:table-cell office:value-type="float" office:value="0.35">
            <text:p>0.35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0">
            <text:p>90.00</text:p>
          </table:table-cell>
          <table:table-cell office:value-type="float" office:value="0.35">
            <text:p>0.35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0">
            <text:p>90.00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3.42">
            <text:p>93.42</text:p>
          </table:table-cell>
          <table:table-cell office:value-type="float" office:value="0.47">
            <text:p>0.47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3.42">
            <text:p>93.42</text:p>
          </table:table-cell>
          <table:table-cell office:value-type="float" office:value="0.26">
            <text:p>0.26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02.18">
            <text:p>102.18</text:p>
          </table:table-cell>
          <table:table-cell office:value-type="float" office:value="0.26">
            <text:p>0.26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02.18">
            <text:p>102.18</text:p>
          </table:table-cell>
          <table:table-cell office:value-type="float" office:value="0.42">
            <text:p>0.42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13.98">
            <text:p>113.98</text:p>
          </table:table-cell>
          <table:table-cell office:value-type="float" office:value="0.42">
            <text:p>0.42</text:p>
          </table:table-cell>
          <table:table-cell table:number-columns-repeated="241"/>
        </table:table-row>
        <table:table-row table:style-name="ro2" table:number-rows-repeated="65489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ROI" table:style-name="ta1" table:print="false"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2">
          <table:table-cell office:value-type="string">
            <text:p>FeedIn Tariff Annual Return</text:p>
          </table:table-cell>
          <table:table-cell/>
          <table:table-cell table:style-name="ce8" office:value-type="currency" office:currency="AUD" office:value="7000">
            <text:p>$7,000.00</text:p>
          </table:table-cell>
          <table:table-cell/>
          <table:table-cell table:style-name="ce8" office:value-type="currency" office:currency="AUD" office:value="8650">
            <text:p>$8,650.00</text:p>
          </table:table-cell>
          <table:table-cell/>
          <table:table-cell table:style-name="ce8" office:value-type="currency" office:currency="AUD" office:value="10250">
            <text:p>$10,250.00</text:p>
          </table:table-cell>
          <table:table-cell>
            <draw:frame table:end-cell-address="ROI.P17" table:end-x="0.112cm" table:end-y="0.345cm" draw:z-index="0" draw:style-name="gr1" svg:width="17.926cm" svg:height="7.515cm" svg:x="0.251cm" svg:y="0.027cm">
              <draw:object draw:notify-on-update-of-ranges="ROI.A3:ROI.A8 ROI.B3:ROI.B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Tariff/kWH</text:p>
          </table:table-cell>
          <table:table-cell office:value-type="string">
            <text:p>Return 24</text:p>
          </table:table-cell>
          <table:table-cell office:value-type="string">
            <text:p>%</text:p>
          </table:table-cell>
          <table:table-cell office:value-type="string">
            <text:p>Return 28</text:p>
          </table:table-cell>
          <table:table-cell office:value-type="string">
            <text:p>%</text:p>
          </table:table-cell>
          <table:table-cell office:value-type="string">
            <text:p>Return 32</text:p>
          </table:table-cell>
          <table:table-cell office:value-type="string">
            <text:p>%</text:p>
          </table:table-cell>
          <table:table-cell/>
        </table:table-row>
        <table:table-row table:style-name="ro2">
          <table:table-cell table:style-name="ce8" office:value-type="currency" office:currency="AUD" office:value="0.06">
            <text:p>$0.06</text:p>
          </table:table-cell>
          <table:table-cell office:value-type="currency" office:currency="AUD" office:value="246.207">
            <text:p>$246.21</text:p>
          </table:table-cell>
          <table:table-cell table:formula="of:=[.B3]/[.$C$1]*100" office:value-type="float" office:value="3.51724285714286">
            <text:p>3.52</text:p>
          </table:table-cell>
          <table:table-cell office:value-type="currency" office:currency="AUD" office:value="283.49">
            <text:p>$283.49</text:p>
          </table:table-cell>
          <table:table-cell table:formula="of:=[.D3]/[.$E$1]*100" office:value-type="float" office:value="3.27734104046243">
            <text:p>3.28</text:p>
          </table:table-cell>
          <table:table-cell office:value-type="currency" office:currency="AUD" office:value="309.18">
            <text:p>$309.18</text:p>
          </table:table-cell>
          <table:table-cell table:formula="of:=[.F3]/[.$G$1]*100" office:value-type="float" office:value="3.01639024390244">
            <text:p>3.02</text:p>
          </table:table-cell>
          <table:table-cell/>
        </table:table-row>
        <table:table-row table:style-name="ro2">
          <table:table-cell table:style-name="ce8" office:value-type="currency" office:currency="AUD" office:value="0.16">
            <text:p>$0.16</text:p>
          </table:table-cell>
          <table:table-cell office:value-type="currency" office:currency="AUD" office:value="378.71">
            <text:p>$378.71</text:p>
          </table:table-cell>
          <table:table-cell table:formula="of:=[.B4]/[.$C$1]*100" office:value-type="float" office:value="5.41014285714286">
            <text:p>5.41</text:p>
          </table:table-cell>
          <table:table-cell office:value-type="currency" office:currency="AUD" office:value="470.86">
            <text:p>$470.86</text:p>
          </table:table-cell>
          <table:table-cell table:formula="of:=[.D4]/[.$E$1]*100" office:value-type="float" office:value="5.44346820809249">
            <text:p>5.44</text:p>
          </table:table-cell>
          <table:table-cell office:value-type="currency" office:currency="AUD" office:value="535.658">
            <text:p>$535.66</text:p>
          </table:table-cell>
          <table:table-cell table:formula="of:=[.F4]/[.$G$1]*100" office:value-type="float" office:value="5.22593170731707">
            <text:p>5.23</text:p>
          </table:table-cell>
          <table:table-cell/>
        </table:table-row>
        <table:table-row table:style-name="ro2">
          <table:table-cell table:style-name="ce8" office:value-type="currency" office:currency="AUD" office:value="0.18">
            <text:p>$0.18</text:p>
          </table:table-cell>
          <table:table-cell office:value-type="currency" office:currency="AUD" office:value="405.21">
            <text:p>$405.21</text:p>
          </table:table-cell>
          <table:table-cell table:formula="of:=[.B5]/[.$C$1]*100" office:value-type="float" office:value="5.78871428571429">
            <text:p>5.79</text:p>
          </table:table-cell>
          <table:table-cell office:value-type="currency" office:currency="AUD" office:value="508.33">
            <text:p>$508.33</text:p>
          </table:table-cell>
          <table:table-cell table:formula="of:=[.D5]/[.$E$1]*100" office:value-type="float" office:value="5.87664739884393">
            <text:p>5.88</text:p>
          </table:table-cell>
          <table:table-cell office:value-type="currency" office:currency="AUD" office:value="580.953">
            <text:p>$580.95</text:p>
          </table:table-cell>
          <table:table-cell table:formula="of:=[.F5]/[.$G$1]*100" office:value-type="float" office:value="5.66783414634146">
            <text:p>5.67</text:p>
          </table:table-cell>
          <table:table-cell/>
        </table:table-row>
        <table:table-row table:style-name="ro2">
          <table:table-cell table:style-name="ce8" office:value-type="currency" office:currency="AUD" office:value="0.44">
            <text:p>$0.44</text:p>
          </table:table-cell>
          <table:table-cell office:value-type="currency" office:currency="AUD" office:value="749.72">
            <text:p>$749.72</text:p>
          </table:table-cell>
          <table:table-cell table:formula="of:=[.B6]/[.$C$1]*100" office:value-type="float" office:value="10.7102857142857">
            <text:p>10.71</text:p>
          </table:table-cell>
          <table:table-cell office:value-type="currency" office:currency="AUD" office:value="995.5">
            <text:p>$995.50</text:p>
          </table:table-cell>
          <table:table-cell table:formula="of:=[.D6]/[.$E$1]*100" office:value-type="float" office:value="11.5086705202312">
            <text:p>11.51</text:p>
          </table:table-cell>
          <table:table-cell office:value-type="currency" office:currency="AUD" office:value="1169.79">
            <text:p>$1,169.79</text:p>
          </table:table-cell>
          <table:table-cell table:formula="of:=[.F6]/[.$G$1]*100" office:value-type="float" office:value="11.4125853658537">
            <text:p>11.41</text:p>
          </table:table-cell>
          <table:table-cell/>
        </table:table-row>
        <table:table-row table:style-name="ro2">
          <table:table-cell table:style-name="ce8" office:value-type="currency" office:currency="AUD" office:value="0.5">
            <text:p>$0.50</text:p>
          </table:table-cell>
          <table:table-cell office:value-type="currency" office:currency="AUD" office:value="829.222">
            <text:p>$829.22</text:p>
          </table:table-cell>
          <table:table-cell table:formula="of:=[.B7]/[.$C$1]*100" office:value-type="float" office:value="11.8460285714286">
            <text:p>11.85</text:p>
          </table:table-cell>
          <table:table-cell office:value-type="currency" office:currency="AUD" office:value="1107.92">
            <text:p>$1,107.92</text:p>
          </table:table-cell>
          <table:table-cell table:formula="of:=[.D7]/[.$E$1]*100" office:value-type="float" office:value="12.808323699422">
            <text:p>12.81</text:p>
          </table:table-cell>
          <table:table-cell office:value-type="currency" office:currency="AUD" office:value="1305.68">
            <text:p>$1,305.68</text:p>
          </table:table-cell>
          <table:table-cell table:formula="of:=[.F7]/[.$G$1]*100" office:value-type="float" office:value="12.7383414634146">
            <text:p>12.74</text:p>
          </table:table-cell>
          <table:table-cell/>
        </table:table-row>
        <table:table-row table:style-name="ro2">
          <table:table-cell table:style-name="ce8" office:value-type="currency" office:currency="AUD" office:value="0.59">
            <text:p>$0.59</text:p>
          </table:table-cell>
          <table:table-cell office:value-type="currency" office:currency="AUD" office:value="948.475">
            <text:p>$948.48</text:p>
          </table:table-cell>
          <table:table-cell table:formula="of:=[.B8]/[.$C$1]*100" office:value-type="float" office:value="13.5496428571429">
            <text:p>13.55</text:p>
          </table:table-cell>
          <table:table-cell office:value-type="currency" office:currency="AUD" office:value="1276.56">
            <text:p>$1,276.56</text:p>
          </table:table-cell>
          <table:table-cell table:formula="of:=[.D8]/[.$E$1]*100" office:value-type="float" office:value="14.7579190751445">
            <text:p>14.76</text:p>
          </table:table-cell>
          <table:table-cell office:value-type="currency" office:currency="AUD" office:value="1509.5">
            <text:p>$1,509.50</text:p>
          </table:table-cell>
          <table:table-cell table:formula="of:=[.F8]/[.$G$1]*100" office:value-type="float" office:value="14.7268292682927">
            <text:p>14.73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Tariff $0.50</text:p>
          </table:table-cell>
          <table:table-cell table:number-columns-repeated="7"/>
        </table:table-row>
        <table:table-row table:style-name="ro2">
          <table:table-cell office:value-type="string">
            <text:p>Module Angle</text:p>
          </table:table-cell>
          <table:table-cell table:number-columns-repeated="7"/>
        </table:table-row>
        <table:table-row table:style-name="ro2">
          <table:table-cell office:value-type="float" office:value="0">
            <text:p>0.00</text:p>
          </table:table-cell>
          <table:table-cell office:value-type="currency" office:currency="AUD" office:value="663.442">
            <text:p>$663.44</text:p>
          </table:table-cell>
          <table:table-cell table:number-columns-repeated="6"/>
        </table:table-row>
        <table:table-row table:style-name="ro2">
          <table:table-cell office:value-type="float" office:value="10">
            <text:p>10.00</text:p>
          </table:table-cell>
          <table:table-cell office:value-type="currency" office:currency="AUD" office:value="754.107">
            <text:p>$754.11</text:p>
          </table:table-cell>
          <table:table-cell table:number-columns-repeated="6"/>
        </table:table-row>
        <table:table-row table:style-name="ro2">
          <table:table-cell office:value-type="float" office:value="20">
            <text:p>20.00</text:p>
          </table:table-cell>
          <table:table-cell office:value-type="currency" office:currency="AUD" office:value="813.288">
            <text:p>$813.29</text:p>
          </table:table-cell>
          <table:table-cell table:number-columns-repeated="6"/>
        </table:table-row>
        <table:table-row table:style-name="ro2">
          <table:table-cell office:value-type="float" office:value="25">
            <text:p>25.00</text:p>
          </table:table-cell>
          <table:table-cell office:value-type="currency" office:currency="AUD" office:value="829.222">
            <text:p>$829.22</text:p>
          </table:table-cell>
          <table:table-cell table:number-columns-repeated="6"/>
        </table:table-row>
        <table:table-row table:style-name="ro2">
          <table:table-cell office:value-type="float" office:value="30">
            <text:p>30.00</text:p>
          </table:table-cell>
          <table:table-cell office:value-type="currency" office:currency="AUD" office:value="835.529">
            <text:p>$835.53</text:p>
          </table:table-cell>
          <table:table-cell table:number-columns-repeated="6"/>
        </table:table-row>
        <table:table-row table:style-name="ro2">
          <table:table-cell office:value-type="float" office:value="40">
            <text:p>40.00</text:p>
          </table:table-cell>
          <table:table-cell office:value-type="currency" office:currency="AUD" office:value="818.817">
            <text:p>$818.82</text:p>
          </table:table-cell>
          <table:table-cell table:number-columns-repeated="5"/>
          <table:table-cell>
            <draw:frame table:end-cell-address="ROI.N32" table:end-x="0.865cm" table:end-y="0.451cm" draw:z-index="1" draw:style-name="gr1" svg:width="13.772cm" svg:height="6.695cm" svg:x="0.642cm" svg:y="0.054cm">
              <draw:object draw:notify-on-update-of-ranges="ROI.A13:ROI.A23 ROI.B13:ROI.B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0">
            <text:p>50.00</text:p>
          </table:table-cell>
          <table:table-cell office:value-type="currency" office:currency="AUD" office:value="764.034">
            <text:p>$764.03</text:p>
          </table:table-cell>
          <table:table-cell table:number-columns-repeated="6"/>
        </table:table-row>
        <table:table-row table:style-name="ro2">
          <table:table-cell office:value-type="float" office:value="60">
            <text:p>60.00</text:p>
          </table:table-cell>
          <table:table-cell office:value-type="currency" office:currency="AUD" office:value="674.927">
            <text:p>$674.93</text:p>
          </table:table-cell>
          <table:table-cell table:number-columns-repeated="6"/>
        </table:table-row>
        <table:table-row table:style-name="ro2">
          <table:table-cell office:value-type="float" office:value="70">
            <text:p>70.00</text:p>
          </table:table-cell>
          <table:table-cell office:value-type="currency" office:currency="AUD" office:value="558.514">
            <text:p>$558.51</text:p>
          </table:table-cell>
          <table:table-cell table:number-columns-repeated="6"/>
        </table:table-row>
        <table:table-row table:style-name="ro2">
          <table:table-cell office:value-type="float" office:value="80">
            <text:p>80.00</text:p>
          </table:table-cell>
          <table:table-cell office:value-type="currency" office:currency="AUD" office:value="426.949">
            <text:p>$426.95</text:p>
          </table:table-cell>
          <table:table-cell table:number-columns-repeated="6"/>
        </table:table-row>
        <table:table-row table:style-name="ro2">
          <table:table-cell office:value-type="float" office:value="90">
            <text:p>90.00</text:p>
          </table:table-cell>
          <table:table-cell table:number-columns-repeated="7"/>
        </table:table-row>
        <table:table-row table:style-name="ro2" table:number-rows-repeated="6551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olar Generated" table:style-name="ta1" table:print="false">
        <office:forms form:automatic-focus="false" form:apply-design-mode="false"/>
        <table:table-column table:style-name="co1" table:default-cell-style-name="ce10"/>
        <table:table-column table:style-name="co1" table:number-columns-repeated="4" table:default-cell-style-name="Default"/>
        <table:table-row table:style-name="ro2">
          <table:table-cell table:style-name="ce9" office:value-type="string">
            <text:p>Solar Power generated 1/12/2009 when sun probably almost directly over the panels.</text:p>
          </table:table-cell>
          <table:table-cell table:number-columns-repeated="4"/>
        </table:table-row>
        <table:table-row table:style-name="ro2">
          <table:table-cell office:value-type="string">
            <text:p>Time</text:p>
          </table:table-cell>
          <table:table-cell office:value-type="string">
            <text:p>E-Today</text:p>
          </table:table-cell>
          <table:table-cell office:value-type="string">
            <text:p>Power</text:p>
          </table:table-cell>
          <table:table-cell office:value-type="string">
            <text:p>E-today difference</text:p>
          </table:table-cell>
          <table:table-cell/>
        </table:table-row>
        <table:table-row table:style-name="ro2">
          <table:table-cell office:value-type="time" office:time-value="PT08H03M00S">
            <text:p>08:03</text:p>
          </table:table-cell>
          <table:table-cell office:value-type="float" office:value="0.41">
            <text:p>0.41</text:p>
          </table:table-cell>
          <table:table-cell office:value-type="float" office:value="611">
            <text:p>611</text:p>
          </table:table-cell>
          <table:table-cell/>
          <table:table-cell>
            <draw:frame table:end-cell-address="'Solar Generated'.O16" table:end-x="0.113cm" table:end-y="0.345cm" draw:z-index="0" draw:style-name="gr1" svg:width="22.692cm" svg:height="5.954cm" svg:x="0.002cm" svg:y="0.24cm">
              <draw:object draw:notify-on-update-of-ranges="'Solar Generated'.A3:'Solar Generated'.A16 'Solar Generated'.B3:'Solar Generated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time" office:time-value="PT08H45M00S">
            <text:p>08:45</text:p>
          </table:table-cell>
          <table:table-cell office:value-type="float" office:value="0.91">
            <text:p>0.91</text:p>
          </table:table-cell>
          <table:table-cell office:value-type="float" office:value="855">
            <text:p>855</text:p>
          </table:table-cell>
          <table:table-cell table:formula="of:=([.B4]-[.B3])*1000" office:value-type="float" office:value="500">
            <text:p>500</text:p>
          </table:table-cell>
          <table:table-cell/>
        </table:table-row>
        <table:table-row table:style-name="ro2">
          <table:table-cell office:value-type="time" office:time-value="PT09H45M00S">
            <text:p>09:45</text:p>
          </table:table-cell>
          <table:table-cell office:value-type="float" office:value="1.92">
            <text:p>1.92</text:p>
          </table:table-cell>
          <table:table-cell office:value-type="float" office:value="1129">
            <text:p>1129</text:p>
          </table:table-cell>
          <table:table-cell table:formula="of:=([.B5]-[.B4])*1000" office:value-type="float" office:value="1010">
            <text:p>1010</text:p>
          </table:table-cell>
          <table:table-cell/>
        </table:table-row>
        <table:table-row table:style-name="ro2">
          <table:table-cell office:value-type="time" office:time-value="PT10H25M00S">
            <text:p>10:25</text:p>
          </table:table-cell>
          <table:table-cell office:value-type="float" office:value="2.71">
            <text:p>2.71</text:p>
          </table:table-cell>
          <table:table-cell office:value-type="float" office:value="1256">
            <text:p>1256</text:p>
          </table:table-cell>
          <table:table-cell table:formula="of:=([.B6]-[.B5])*1000" office:value-type="float" office:value="790">
            <text:p>790</text:p>
          </table:table-cell>
          <table:table-cell/>
        </table:table-row>
        <table:table-row table:style-name="ro2">
          <table:table-cell office:value-type="time" office:time-value="PT11H09M00S">
            <text:p>11:09</text:p>
          </table:table-cell>
          <table:table-cell office:value-type="float" office:value="3.68">
            <text:p>3.68</text:p>
          </table:table-cell>
          <table:table-cell office:value-type="float" office:value="1347">
            <text:p>1347</text:p>
          </table:table-cell>
          <table:table-cell table:formula="of:=([.B7]-[.B6])*1000" office:value-type="float" office:value="970">
            <text:p>970</text:p>
          </table:table-cell>
          <table:table-cell/>
        </table:table-row>
        <table:table-row table:style-name="ro2">
          <table:table-cell office:value-type="time" office:time-value="PT11H35M00S">
            <text:p>11:35</text:p>
          </table:table-cell>
          <table:table-cell office:value-type="float" office:value="4.25">
            <text:p>4.25</text:p>
          </table:table-cell>
          <table:table-cell office:value-type="float" office:value="1385">
            <text:p>1385</text:p>
          </table:table-cell>
          <table:table-cell table:formula="of:=([.B8]-[.B7])*1000" office:value-type="float" office:value="570">
            <text:p>570</text:p>
          </table:table-cell>
          <table:table-cell/>
        </table:table-row>
        <table:table-row table:style-name="ro2">
          <table:table-cell office:value-type="time" office:time-value="PT12H40M00S">
            <text:p>12:40</text:p>
          </table:table-cell>
          <table:table-cell office:value-type="float" office:value="5.77">
            <text:p>5.77</text:p>
          </table:table-cell>
          <table:table-cell office:value-type="float" office:value="1360">
            <text:p>1360</text:p>
          </table:table-cell>
          <table:table-cell table:formula="of:=([.B9]-[.B8])*1000" office:value-type="float" office:value="1520">
            <text:p>1520</text:p>
          </table:table-cell>
          <table:table-cell/>
        </table:table-row>
        <table:table-row table:style-name="ro2">
          <table:table-cell office:value-type="time" office:time-value="PT13H35M00S">
            <text:p>13:35</text:p>
          </table:table-cell>
          <table:table-cell office:value-type="float" office:value="6.97">
            <text:p>6.97</text:p>
          </table:table-cell>
          <table:table-cell office:value-type="float" office:value="1290">
            <text:p>1290</text:p>
          </table:table-cell>
          <table:table-cell table:formula="of:=([.B10]-[.B9])*1000" office:value-type="float" office:value="1200">
            <text:p>1200</text:p>
          </table:table-cell>
          <table:table-cell/>
        </table:table-row>
        <table:table-row table:style-name="ro2">
          <table:table-cell office:value-type="time" office:time-value="PT14H35M00S">
            <text:p>14:35</text:p>
          </table:table-cell>
          <table:table-cell office:value-type="float" office:value="8.2">
            <text:p>8.2</text:p>
          </table:table-cell>
          <table:table-cell office:value-type="float" office:value="1111">
            <text:p>1111</text:p>
          </table:table-cell>
          <table:table-cell table:formula="of:=([.B11]-[.B10])*1000" office:value-type="float" office:value="1230">
            <text:p>1230</text:p>
          </table:table-cell>
          <table:table-cell/>
        </table:table-row>
        <table:table-row table:style-name="ro2">
          <table:table-cell office:value-type="time" office:time-value="PT15H35M00S">
            <text:p>15:35</text:p>
          </table:table-cell>
          <table:table-cell office:value-type="float" office:value="9.19">
            <text:p>9.19</text:p>
          </table:table-cell>
          <table:table-cell office:value-type="float" office:value="862">
            <text:p>862</text:p>
          </table:table-cell>
          <table:table-cell table:formula="of:=([.B12]-[.B11])*1000" office:value-type="float" office:value="990">
            <text:p>990</text:p>
          </table:table-cell>
          <table:table-cell/>
        </table:table-row>
        <table:table-row table:style-name="ro2">
          <table:table-cell office:value-type="time" office:time-value="PT16H35M00S">
            <text:p>16:35</text:p>
          </table:table-cell>
          <table:table-cell office:value-type="float" office:value="9.91">
            <text:p>9.91</text:p>
          </table:table-cell>
          <table:table-cell office:value-type="float" office:value="531">
            <text:p>531</text:p>
          </table:table-cell>
          <table:table-cell table:formula="of:=([.B13]-[.B12])*1000" office:value-type="float" office:value="720.000000000001">
            <text:p>720</text:p>
          </table:table-cell>
          <table:table-cell/>
        </table:table-row>
        <table:table-row table:style-name="ro2">
          <table:table-cell office:value-type="time" office:time-value="PT17H35M00S">
            <text:p>17:35</text:p>
          </table:table-cell>
          <table:table-cell office:value-type="float" office:value="10.26">
            <text:p>10.26</text:p>
          </table:table-cell>
          <table:table-cell office:value-type="float" office:value="182">
            <text:p>182</text:p>
          </table:table-cell>
          <table:table-cell table:formula="of:=([.B14]-[.B13])*1000" office:value-type="float" office:value="350">
            <text:p>350</text:p>
          </table:table-cell>
          <table:table-cell/>
        </table:table-row>
        <table:table-row table:style-name="ro2">
          <table:table-cell office:value-type="time" office:time-value="PT18H35M00S">
            <text:p>18:35</text:p>
          </table:table-cell>
          <table:table-cell office:value-type="float" office:value="10.34">
            <text:p>10.34</text:p>
          </table:table-cell>
          <table:table-cell office:value-type="float" office:value="45">
            <text:p>45</text:p>
          </table:table-cell>
          <table:table-cell table:formula="of:=([.B15]-[.B14])*1000" office:value-type="float" office:value="80.0000000000001">
            <text:p>80</text:p>
          </table:table-cell>
          <table:table-cell/>
        </table:table-row>
        <table:table-row table:style-name="ro2">
          <table:table-cell office:value-type="time" office:time-value="PT18H58M00S">
            <text:p>18:58</text:p>
          </table:table-cell>
          <table:table-cell office:value-type="float" office:value="10.36">
            <text:p>10.36</text:p>
          </table:table-cell>
          <table:table-cell office:value-type="float" office:value="37">
            <text:p>37</text:p>
          </table:table-cell>
          <table:table-cell table:formula="of:=([.B16]-[.B15])*1000" office:value-type="float" office:value="19.9999999999996">
            <text:p>20.00</text:p>
          </table:table-cell>
          <table:table-cell/>
        </table:table-row>
        <table:table-row table:style-name="ro2">
          <table:table-cell/>
          <table:table-cell>
            <draw:frame table:end-cell-address="'Solar Generated'.J32" table:end-x="0.781cm" table:end-y="0.325cm" draw:z-index="1" draw:style-name="gr1" svg:width="18.299cm" svg:height="6.999cm" svg:x="0.547cm" svg:y="0.074cm">
              <draw:object draw:notify-on-update-of-ranges="'Solar Generated'.A3:'Solar Generated'.A16 'Solar Generated'.C3:'Solar Generated'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6551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et Energy" table:style-name="ta1" table:print="false">
        <table:table-column table:style-name="co1" table:default-cell-style-name="ce7"/>
        <table:table-column table:style-name="co1" table:number-columns-repeated="6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Totl</text:p>
          </table:table-cell>
          <table:table-cell office:value-type="string">
            <text:p>Stot</text:p>
          </table:table-cell>
          <table:table-cell office:value-type="string">
            <text:p>NAin</text:p>
          </table:table-cell>
          <table:table-cell office:value-type="string">
            <text:p>SolA</text:p>
          </table:table-cell>
          <table:table-cell office:value-type="string">
            <text:p>PNAi</text:p>
          </table:table-cell>
          <table:table-cell office:value-type="string">
            <text:p>PSol</text:p>
          </table:table-cell>
        </table:table-row>
        <table:table-row table:style-name="ro2">
          <table:table-cell office:value-type="date" office:date-value="2009-11-30">
            <text:p>30/11/09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09-12-01">
            <text:p>01/12/0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</table:table-row>
        <table:table-row table:style-name="ro2" table:number-rows-repeated="65532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/09/2011</text:date>, <text:time>15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Ken Sarkies</meta:initial-creator>
    <meta:creation-date>2009-08-01T14:37:37</meta:creation-date>
    <dc:creator>Ken Sarkies</dc:creator>
    <dc:date>2011-09-04T15:22:58</dc:date>
    <meta:editing-cycles>45</meta:editing-cycles>
    <meta:editing-duration>PT32H30M48S</meta:editing-duration>
    <meta:document-statistic meta:table-count="4" meta:cell-count="399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minimum="9" chart:interval-major="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843cm" svg:height="6.989cm" chart:class="chart:scatter" chart:style-name="ch1">
        <chart:title svg:x="7.3cm" svg:y="0.146cm" chart:style-name="ch2">
          <text:p>Electricity Usage</text:p>
        </chart:title>
        <chart:plot-area chart:style-name="ch3" table:cell-range-address="'Power Usage'.M3:'Power Usage'.N46" svg:x="0.508cm" svg:y="0.782cm" svg:width="16.975cm" svg:height="6.129cm">
          <chart:axis chart:dimension="x" chart:name="primary-x" chart:style-name="ch4">
            <chart:title svg:x="8.504cm" svg:y="6.479cm" chart:style-name="ch5">
              <text:p>Time (Hrs)</text:p>
            </chart:title>
            <chart:grid chart:style-name="ch6" chart:class="major"/>
          </chart:axis>
          <chart:axis chart:dimension="y" chart:name="primary-y" chart:style-name="ch7">
            <chart:title svg:x="0.357cm" svg:y="3.779cm" chart:style-name="ch8">
              <text:p>kW</text:p>
            </chart:title>
            <chart:grid chart:style-name="ch6" chart:class="major"/>
          </chart:axis>
          <chart:series chart:style-name="ch9" chart:values-cell-range-address="'Power Usage'.N3:'Power Usage'.N46" chart:class="chart:scatter">
            <chart:domain table:cell-range-address="'Power Usage'.M3:'Power Usage'.M46"/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2">
                <text:p>11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2">
                <text:p>11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8">
                <text:p>14.4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8">
                <text:p>14.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65">
                <text:p>17.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65">
                <text:p>17.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5">
                <text:p>23.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65">
                <text:p>23.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">
                <text:p>30.7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73">
                <text:p>30.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98">
                <text:p>32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98">
                <text:p>32.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98">
                <text:p>39.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98">
                <text:p>39.9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23">
                <text:p>42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23">
                <text:p>42.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5">
                <text:p>43.8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85">
                <text:p>43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48">
                <text:p>47.4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48">
                <text:p>47.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95">
                <text:p>53.9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5">
                <text:p>53.9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07">
                <text:p>58.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07">
                <text:p>58.0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93">
                <text:p>59.9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93">
                <text:p>59.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2">
                <text:p>63.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2">
                <text:p>63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65">
                <text:p>64.6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65">
                <text:p>64.6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33">
                <text:p>72.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33">
                <text:p>72.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">
                <text:p>78.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9">
                <text:p>78.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62">
                <text:p>82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.62">
                <text:p>82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42">
                <text:p>93.4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42">
                <text:p>93.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18">
                <text:p>102.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.18">
                <text:p>102.1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.98">
                <text:p>113.98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104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7.927cm" svg:height="7.516cm" chart:class="chart:scatter" chart:style-name="ch1">
        <chart:plot-area chart:style-name="ch2" table:cell-range-address="ROI.A3:ROI.B8" svg:x="0.358cm" svg:y="0.149cm" svg:width="17.207cm" svg:height="7.21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OI.B3:ROI.B8" chart:class="chart:scatter">
            <chart:domain table:cell-range-address="ROI.A3:ROI.A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246.207">
                <text:p>246.2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78.71">
                <text:p>378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405.21">
                <text:p>405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749.72">
                <text:p>749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29.222">
                <text:p>829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">
                <text:p>0.59</text:p>
              </table:table-cell>
              <table:table-cell office:value-type="float" office:value="948.475">
                <text:p>948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4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773cm" svg:height="6.696cm" chart:class="chart:scatter" chart:style-name="ch1">
        <chart:plot-area chart:style-name="ch2" table:cell-range-address="ROI.A13:ROI.B23" svg:x="0.275cm" svg:y="0.133cm" svg:width="13.491cm" svg:height="6.4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OI.B13:ROI.B23" chart:class="chart:scatter">
            <chart:domain table:cell-range-address="ROI.A13:ROI.A2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3.442">
                <text:p>663.4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54.107">
                <text:p>754.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13.288">
                <text:p>813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829.222">
                <text:p>829.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35.529">
                <text:p>835.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818.817">
                <text:p>818.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64.034">
                <text:p>764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74.927">
                <text:p>674.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558.514">
                <text:p>558.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26.949">
                <text:p>426.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 chart:spline-order="3" chart:right-angled-axes="true"/>
    </style:style>
    <style:style style:name="ch3" style:family="chart" style:data-style-name="N4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3cm" svg:height="5.955cm" xlink:href=".." chart:class="chart:scatter" chart:style-name="ch1">
        <chart:plot-area chart:style-name="ch2" table:cell-range-address="'Solar Generated'.A3:'Solar Generated'.B16" svg:x="0.452cm" svg:y="0.118cm" svg:width="21.784cm" svg:height="5.714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olar Generated'.B3:'Solar Generated'.B16" chart:class="chart:scatter">
            <chart:domain table:cell-range-address="'Solar Generated'.A3:'Solar Generated'.A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416666666667">
                <text:p text:id="'Solar Generated'.A3:'Solar Generated'.A16">0.335416666666667</text:p>
              </table:table-cell>
              <table:table-cell office:value-type="float" office:value="0.41">
                <text:p text:id="'Solar Generated'.B3:'Solar Generated'.B16">0.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625">
                <text:p>0.4062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10.36">
                <text:p>10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4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3cm" svg:height="7cm" chart:class="chart:scatter" chart:style-name="ch1">
        <chart:plot-area chart:style-name="ch2" table:cell-range-address="'Solar Generated'.A3:'Solar Generated'.A16 'Solar Generated'.C3:'Solar Generated'.C16" svg:x="0.366cm" svg:y="0.14cm" svg:width="17.566cm" svg:height="6.718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olar Generated'.C3:'Solar Generated'.C16" chart:class="chart:scatter">
            <chart:domain table:cell-range-address="'Solar Generated'.A3:'Solar Generated'.A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625">
                <text:p>0.406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